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utura" svg:font-family="Futura" style:font-pitch="variable"/>
    <style:font-face style:name="Futura (Light)" svg:font-family="'Futura (Light)'" style:font-pitch="variable"/>
    <style:font-face style:name="Futura (Light)1" svg:font-family="'Futura (Light)'" style:font-adornments="Bold" style:font-pitch="variable"/>
    <style:font-face style:name="Futura (Light)2" svg:font-family="'Futura (Light)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(Light)" fo:font-size="26pt" officeooo:rsid="001da684" officeooo:paragraph-rsid="001da684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Futura (Light)" fo:font-size="12pt" officeooo:rsid="001da684" officeooo:paragraph-rsid="001da68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utura (Light)" fo:font-size="12pt" officeooo:rsid="001da684" officeooo:paragraph-rsid="001da68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utura (Light)" fo:font-size="32pt" fo:font-weight="bold" officeooo:rsid="001da684" officeooo:paragraph-rsid="001da684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rsid="001da684" officeooo:paragraph-rsid="001da68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2pt" officeooo:rsid="001da684" officeooo:paragraph-rsid="001da684" style:font-size-asian="12pt" style:font-size-complex="12pt"/>
    </style:style>
    <style:style style:name="P7" style:family="paragraph" style:parent-style-name="Text_20_body">
      <style:text-properties officeooo:paragraph-rsid="001da684"/>
    </style:style>
    <style:style style:name="P8" style:family="paragraph" style:parent-style-name="Text_20_body">
      <style:text-properties style:font-name="Futura (Light)" officeooo:rsid="001da684" officeooo:paragraph-rsid="001da684"/>
    </style:style>
    <style:style style:name="P9" style:family="paragraph" style:parent-style-name="Heading_20_1">
      <style:paragraph-properties fo:break-before="page"/>
      <style:text-properties officeooo:paragraph-rsid="001da684"/>
    </style:style>
    <style:style style:name="P10" style:family="paragraph" style:parent-style-name="Heading_20_1">
      <style:text-properties officeooo:rsid="001da684" officeooo:paragraph-rsid="001da684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a684"/>
    </style:style>
    <style:style style:name="T2" style:family="text">
      <style:text-properties style:font-name="Futura (Light)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rogrammentwurf A*</text:p>
      <text:p text:style-name="P2"/>
      <text:p text:style-name="P3"/>
      <text:p text:style-name="P3">Studenten: <text:tab/>Dennis Wohnsland</text:p>
      <text:p text:style-name="P3"><text:tab/><text:tab/>Stefan Wieczorek</text:p>
      <text:p text:style-name="P3"/>
      <text:p text:style-name="P3">Abgabe: <text:tab/>XX-XX-XXXX</text:p>
      <text:p text:style-name="P3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11"><text:a xlink:type="simple" xlink:href="#__RefHeading__105_972114941" text:style-name="Index_20_Link" text:visited-style-name="Index_20_Link">1 Aufbau des Codes, Klassen, Funktionen<text:tab/>2</text:a></text:p>
          <text:p text:style-name="P11"><text:a xlink:type="simple" xlink:href="#__RefHeading__107_972114941" text:style-name="Index_20_Link" text:visited-style-name="Index_20_Link">2 Implementierung der Schätzfunktion<text:tab/>2</text:a></text:p>
          <text:p text:style-name="P11"><text:a xlink:type="simple" xlink:href="#__RefHeading__109_972114941" text:style-name="Index_20_Link" text:visited-style-name="Index_20_Link">3 Tests und Limitierungen<text:tab/>2</text:a></text:p>
        </text:index-body>
      </text:table-of-content>
      <text:p text:style-name="P6"/>
      <text:h text:style-name="P9" text:outline-level="1"><text:bookmark-start text:name="__RefHeading__105_972114941"/><text:span text:style-name="T1">Aufbau des Codes, Klassen, Funktionen</text:span><text:bookmark-end text:name="__RefHeading__105_972114941"/></text:h>
      <text:p text:style-name="P8"/>
      <text:h text:style-name="P10" text:outline-level="1"><text:bookmark-start text:name="__RefHeading__107_972114941"/>Implementierung der Schätzfunktion<text:bookmark-end text:name="__RefHeading__107_972114941"/></text:h>
      <text:h text:style-name="P10" text:outline-level="1"><text:bookmark-start text:name="__RefHeading__109_972114941"/>Tests und Limitierungen<text:bookmark-end text:name="__RefHeading__109_972114941"/></text:h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utura" svg:font-family="Futura" style:font-pitch="variable"/>
    <style:font-face style:name="Futura (Light)" svg:font-family="'Futura (Light)'" style:font-pitch="variable"/>
    <style:font-face style:name="Futura (Light)1" svg:font-family="'Futura (Light)'" style:font-adornments="Bold" style:font-pitch="variable"/>
    <style:font-face style:name="Futura (Light)2" svg:font-family="'Futura (Light)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Futura (Light)1" fo:font-family="'Futura (Light)'" style:font-style-name="Bold" style:font-pitch="variable" fo:font-size="130%" fo:font-weight="bold" style:font-size-asian="130%" style:font-weight-asian="normal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utura (Light)1" fo:font-family="'Futura (Light)'" style:font-style-name="Bold" style:font-pitch="variable" fo:font-size="16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style:contextual-spacing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Futura (Light)2" fo:font-family="'Futura (Light)'" style:font-style-name="Regular" style:font-pitch="variable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Futura (Light)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5:37:48.456759449</meta:creation-date>
    <dc:date>2015-01-02T15:52:45.247619917</dc:date>
    <meta:editing-duration>P0D</meta:editing-duration>
    <meta:editing-cycles>1</meta:editing-cycles>
    <meta:document-statistic meta:table-count="0" meta:image-count="0" meta:object-count="0" meta:page-count="2" meta:paragraph-count="12" meta:word-count="42" meta:character-count="295" meta:non-whitespace-character-count="262"/>
    <meta:generator>LibreOffice/4.2.7.2$Linux_X86_64 LibreOffice_project/420$Build-2</meta:generator>
  </office:meta>
</office:document-meta>
</file>